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ccdfb" officeooo:paragraph-rsid="001ccdfb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language="fr" fo:country="FR" officeooo:rsid="001ccdfb" officeooo:paragraph-rsid="001ccdfb" style:font-size-asian="10.5pt" style:font-size-complex="12pt"/>
    </style:style>
    <style:style style:name="P3" style:family="paragraph" style:parent-style-name="Text_20_body">
      <style:paragraph-properties fo:text-align="start" style:justify-single-word="false"/>
      <style:text-properties fo:font-size="12pt" fo:language="fr" fo:country="FR" officeooo:rsid="0021638b" officeooo:paragraph-rsid="0021638b" style:font-size-asian="10.5pt" style:font-size-complex="12pt"/>
    </style:style>
    <style:style style:name="P4" style:family="paragraph" style:parent-style-name="Text_20_body">
      <style:text-properties fo:language="fr" fo:country="FR" officeooo:rsid="001fd81a" officeooo:paragraph-rsid="001fd81a"/>
    </style:style>
    <style:style style:name="P5" style:family="paragraph" style:parent-style-name="Text_20_body">
      <style:paragraph-properties fo:text-align="start" style:justify-single-word="false"/>
      <style:text-properties fo:language="fr" fo:country="FR" officeooo:rsid="001fd81a" officeooo:paragraph-rsid="0021638b"/>
    </style:style>
    <style:style style:name="P6" style:family="paragraph" style:parent-style-name="Text_20_body">
      <style:text-properties fo:language="fr" fo:country="FR" officeooo:rsid="001fd81a"/>
    </style:style>
    <style:style style:name="P7" style:family="paragraph" style:parent-style-name="Title">
      <style:text-properties fo:language="fr" fo:country="FR"/>
    </style:style>
    <style:style style:name="P8" style:family="paragraph" style:parent-style-name="Heading_20_1">
      <style:text-properties fo:language="fr" fo:country="FR"/>
    </style:style>
    <style:style style:name="P9" style:family="paragraph" style:parent-style-name="Text_20_body" style:list-style-name="L1">
      <style:text-properties fo:language="fr" fo:country="FR" officeooo:rsid="001fd81a" officeooo:paragraph-rsid="001fd81a"/>
    </style:style>
    <style:style style:name="P10" style:family="paragraph" style:parent-style-name="Text_20_body" style:list-style-name="L2">
      <style:text-properties fo:language="fr" fo:country="FR" officeooo:rsid="001fd81a" officeooo:paragraph-rsid="001fd81a"/>
    </style:style>
    <style:style style:name="P11" style:family="paragraph" style:parent-style-name="Text_20_body" style:list-style-name="L3">
      <style:text-properties fo:language="fr" fo:country="FR" officeooo:rsid="001fd81a" officeooo:paragraph-rsid="001fd81a"/>
    </style:style>
    <style:style style:name="P12" style:family="paragraph" style:parent-style-name="Text_20_body">
      <style:text-properties fo:language="fr" fo:country="FR" officeooo:rsid="001fd81a" officeooo:paragraph-rsid="00252d37"/>
    </style:style>
    <style:style style:name="P13" style:family="paragraph" style:parent-style-name="Text_20_body" style:list-style-name="L1">
      <style:text-properties fo:language="fr" fo:country="FR" officeooo:rsid="0021638b" officeooo:paragraph-rsid="0021638b"/>
    </style:style>
    <style:style style:name="P14" style:family="paragraph" style:parent-style-name="Text_20_body" style:list-style-name="L3">
      <style:text-properties fo:language="fr" fo:country="FR" officeooo:rsid="0021638b" officeooo:paragraph-rsid="0021638b"/>
    </style:style>
    <style:style style:name="P15" style:family="paragraph" style:parent-style-name="Text_20_body" style:list-style-name="L4">
      <style:text-properties fo:language="fr" fo:country="FR" officeooo:rsid="0021638b" officeooo:paragraph-rsid="0021638b"/>
    </style:style>
    <style:style style:name="P16" style:family="paragraph" style:parent-style-name="Text_20_body" style:list-style-name="L5">
      <style:text-properties fo:language="fr" fo:country="FR" officeooo:rsid="0021638b" officeooo:paragraph-rsid="0021638b"/>
    </style:style>
    <style:style style:name="P17" style:family="paragraph" style:parent-style-name="Text_20_body" style:list-style-name="L3">
      <style:text-properties fo:language="fr" fo:country="FR" officeooo:rsid="002339b8" officeooo:paragraph-rsid="002339b8"/>
    </style:style>
    <style:style style:name="P18" style:family="paragraph" style:parent-style-name="Text_20_body" style:list-style-name="L6">
      <style:text-properties fo:language="fr" fo:country="FR" officeooo:rsid="00259dbc" officeooo:paragraph-rsid="00259dbc"/>
    </style:style>
    <style:style style:name="P19" style:family="paragraph" style:parent-style-name="Text_20_body" style:list-style-name="L6">
      <style:text-properties fo:language="fr" fo:country="FR" officeooo:rsid="00252d37" officeooo:paragraph-rsid="00252d37"/>
    </style:style>
    <style:style style:name="P20" style:family="paragraph" style:parent-style-name="Text_20_body" style:list-style-name="L4">
      <style:text-properties fo:language="fr" fo:country="FR" officeooo:rsid="002aa93e" officeooo:paragraph-rsid="002aa93e"/>
    </style:style>
    <style:style style:name="P21" style:family="paragraph" style:parent-style-name="Text_20_body" style:list-style-name="L8">
      <style:text-properties fo:language="fr" fo:country="FR" officeooo:rsid="002aa93e" officeooo:paragraph-rsid="002aa93e"/>
    </style:style>
    <style:style style:name="P22" style:family="paragraph" style:parent-style-name="Text_20_body" style:list-style-name="L7">
      <style:text-properties fo:language="fr" fo:country="FR" officeooo:rsid="002aa93e" officeooo:paragraph-rsid="002aa93e"/>
    </style:style>
    <style:style style:name="P23" style:family="paragraph" style:parent-style-name="Text_20_body">
      <style:text-properties fo:language="fr" fo:country="FR" officeooo:rsid="002aa93e" officeooo:paragraph-rsid="002aa93e"/>
    </style:style>
    <style:style style:name="P24" style:family="paragraph" style:parent-style-name="Text_20_body" style:list-style-name="L3">
      <style:paragraph-properties fo:text-align="start" style:justify-single-word="false"/>
      <style:text-properties fo:font-size="12pt" fo:language="fr" fo:country="FR" officeooo:rsid="0021638b" officeooo:paragraph-rsid="0021638b" style:font-size-asian="10.5pt" style:font-size-complex="12pt"/>
    </style:style>
    <style:style style:name="P25" style:family="paragraph" style:parent-style-name="Text_20_body" style:list-style-name="L5">
      <style:paragraph-properties fo:text-align="start" style:justify-single-word="false"/>
      <style:text-properties fo:font-size="12pt" fo:language="fr" fo:country="FR" officeooo:rsid="001fd81a" officeooo:paragraph-rsid="0021638b" style:font-size-asian="10.5pt" style:font-size-complex="12pt"/>
    </style:style>
    <style:style style:name="T1" style:family="text">
      <style:text-properties officeooo:rsid="0021638b"/>
    </style:style>
    <style:style style:name="T2" style:family="text">
      <style:text-properties officeooo:rsid="00248e09"/>
    </style:style>
    <style:style style:name="T3" style:family="text">
      <style:text-properties officeooo:rsid="00252d37"/>
    </style:style>
    <style:style style:name="T4" style:family="text">
      <style:text-properties officeooo:rsid="00259dbc"/>
    </style:style>
    <style:style style:name="T5" style:family="text">
      <style:text-properties officeooo:rsid="002c6c33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L44 – Gestions des risques et rendus</text:p>
      <text:p text:style-name="P1"/>
      <text:p text:style-name="P2">Le document suivant est un extrait de notre documentation de validation.</text:p>
      <text:p text:style-name="P1"/>
      <text:h text:style-name="P8" text:outline-level="1">Risques génériques: </text:h>
      <text:p text:style-name="Text_20_body"/>
      <text:list xml:id="list2804822367" text:style-name="L1">
        <text:list-item>
          <text:p text:style-name="P9">Retard dans le rendu du projet et non respect des deadlines</text:p>
        </text:list-item>
      </text:list>
      <text:list xml:id="list1390058012" text:style-name="L2">
        <text:list-item>
          <text:p text:style-name="P10">Etablir un planning réaliste avec des marges de sécurité</text:p>
        </text:list-item>
        <text:list-item>
          <text:p text:style-name="P10">Prendre en compte tous les membres et leurs spécialisations</text:p>
        </text:list-item>
        <text:list-item>
          <text:p text:style-name="P10">Suivre régulièrement l’avancement du projet et ajuster en conséquence</text:p>
        </text:list-item>
      </text:list>
      <text:p text:style-name="P4"/>
      <text:list xml:id="list200322883475218" text:continue-list="list2804822367" text:style-name="L1">
        <text:list-item>
          <text:p text:style-name="P13">Manque de ressources humaines</text:p>
        </text:list-item>
      </text:list>
      <text:list xml:id="list1140581682" text:style-name="L3">
        <text:list-item>
          <text:p text:style-name="P14">Identifier les compétences de chacun le plus tôt possible</text:p>
        </text:list-item>
        <text:list-item>
          <text:p text:style-name="P11">Pr<text:span text:style-name="T1">évoir plusieurs personnes sur chacune des facettes du projet pour assurer un back-up en cas d’absence imprévue</text:span></text:p>
        </text:list-item>
        <text:list-item>
          <text:p text:style-name="P17">Respecter les délais le plus possible et être conscient qu’un décalage vis à vis du planning compromet le rendu du projet à la date imposée par le client</text:p>
        </text:list-item>
      </text:list>
      <text:p text:style-name="P4"/>
      <text:list xml:id="list1681095155" text:style-name="L4">
        <text:list-item>
          <text:p text:style-name="P15">Problèmes de communication externe et interne</text:p>
        </text:list-item>
      </text:list>
      <text:list xml:id="list200322459967472" text:continue-list="list1140581682" text:style-name="L3">
        <text:list-item>
          <text:p text:style-name="P14">Mise en place de canaux de communication clairs</text:p>
        </text:list-item>
        <text:list-item>
          <text:p text:style-name="P24">Organisation de réunions régulières pour s’assurer que tous les membres soient informés des progrès et problèmes potentiels</text:p>
        </text:list-item>
      </text:list>
      <text:p text:style-name="P5"/>
      <text:list xml:id="list200322953573074" text:continue-list="list1681095155" text:style-name="L4">
        <text:list-item>
          <text:p text:style-name="P15">Problèmes de qualité d<text:span text:style-name="T2">es rendus et suivis</text:span></text:p>
        </text:list-item>
      </text:list>
      <text:list xml:id="list1788498957" text:style-name="L5">
        <text:list-item>
          <text:p text:style-name="P16">Mise en place de processus de test rigoureux au cours de chaque sprint</text:p>
        </text:list-item>
        <text:list-item>
          <text:p text:style-name="P25">Organisation de réunions régulières pour s’assurer que tous les membres soient informés des progrès et problèmes potentiels</text:p>
        </text:list-item>
      </text:list>
      <text:p text:style-name="P3"/>
      <text:p text:style-name="P3"/>
      <text:p text:style-name="P3"/>
      <text:p text:style-name="P3"/>
      <text:h text:style-name="P8" text:outline-level="1"><text:soft-page-break/>Risques techniques :</text:h>
      <text:p text:style-name="P6"/>
      <text:list xml:id="list200322785192214" text:continue-list="list200322953573074" text:style-name="L4">
        <text:list-item>
          <text:p text:style-name="P15">Problèmes <text:span text:style-name="T3">d’exécution du programme lors d’un rendu</text:span></text:p>
        </text:list-item>
      </text:list>
      <text:list xml:id="list282831942" text:style-name="L6">
        <text:list-item>
          <text:p text:style-name="P18">Cloner le git sur lequel on travaille</text:p>
        </text:list-item>
        <text:list-item>
          <text:p text:style-name="P19">Compiler le programme issu directement du dépôt partagé et <text:span text:style-name="T4">y </text:span>effectuer les tests</text:p>
        </text:list-item>
      </text:list>
      <text:p text:style-name="P12"/>
      <text:list xml:id="list200322243046978" text:continue-list="list200322785192214" text:style-name="L4">
        <text:list-item>
          <text:p text:style-name="P20">Casser le git </text:p>
        </text:list-item>
      </text:list>
      <text:list xml:id="list3301049711" text:style-name="L7">
        <text:list-item>
          <text:p text:style-name="P22">Communiquer avant d’effectuer une manœuvre importante sur git</text:p>
        </text:list-item>
        <text:list-item>
          <text:p text:style-name="P22">Participation à l’amphi Git <text:span text:style-name="T5">de tous les membres pour iptimiser nos compétences et éviter toute erreur</text:span></text:p>
        </text:list-item>
      </text:list>
      <text:p text:style-name="P12"/>
      <text:list xml:id="list4212349367" text:style-name="L8">
        <text:list-item>
          <text:p text:style-name="P21">Ne pas prendre en compte la régression de notre projet vis à vis des tests: <text:span text:style-name="T5">faire attention à ne pas dévalider des tests acquis auparavant, au profit de tests « plus poussés »</text:span></text:p>
        </text:list-item>
      </text:list>
      <text:list xml:id="list200323096045733" text:continue-list="list3301049711" text:style-name="L7">
        <text:list-item>
          <text:p text:style-name="P22">Ecrire des tests de non-régression. <text:span text:style-name="T5">Ces tests seront executés lors du push, et le code ne sera pas push si les tests ne passent pas.</text:span></text:p>
        </text:list-item>
      </text:list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33:17.317156155</meta:creation-date>
    <dc:date>2024-01-08T20:03:21.975222118</dc:date>
    <meta:editing-duration>PT1H10M4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320" meta:character-count="1864" meta:non-whitespace-character-count="1589"/>
  </office:meta>
</office:document-meta>
</file>